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2000000258217E47D0.png"/>
  <manifest:file-entry manifest:media-type="image/jpeg" manifest:full-path="Pictures/10000000000000DC000000DB614DBC5D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="gradient" draw:fill-color="#ffffff" draw:fill-gradient-name="Grison" draw:auto-grow-height="true" fo:min-height="12.003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/>
    </style:style>
    <style:style style:name="pr6" style:family="presentation" style:parent-style-name="keyboard-outline1">
      <style:graphic-properties draw:auto-grow-height="true" fo:min-height="14.657cm"/>
    </style:style>
    <style:style style:name="pr7" style:family="presentation" style:parent-style-name="keyboard-outline1">
      <style:graphic-properties draw:auto-grow-height="true" fo:min-height="12.003cm"/>
    </style:style>
    <style:style style:name="P1" style:family="paragraph">
      <style:text-properties fo:color="#000000" fo:font-size="32pt"/>
    </style:style>
    <style:style style:name="P2" style:family="paragraph">
      <style:paragraph-properties fo:margin-top="0.254cm" fo:margin-bottom="0.254cm" fo:line-height="100%"/>
    </style:style>
    <style:style style:name="P3" style:family="paragraph">
      <style:text-properties fo:font-size="26.3999996185303pt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Introduction to webpack</text:p>
          </draw:text-box>
        </draw:frame>
        <draw:frame presentation:style-name="pr2" draw:text-style-name="P1" draw:layer="layout" svg:width="30.48cm" svg:height="12.003cm" svg:x="2.499cm" svg:y="3.81cm" presentation:class="subtitle" presentation:user-transformed="true">
          <draw:text-box>
            <text:p text:style-name="P1"><text:span text:style-name="T1">Greg Harley</text:span></text:p>
            <text:p text:style-name="P1"><text:span text:style-name="T1">Resonant Mass, Inc.</text:span></text:p>
            <text:p text:style-name="P1"><text:span text:style-name="T1"><text:a xlink:href="mailto:Greg@ResMass.com">Greg@ResMass.com</text:a></text:span></text:p>
            <text:p text:style-name="P1"><text:span text:style-name="T1">https://github.com/gharley/webpack-presi.git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003cm" svg:x="2.499cm" svg:y="3.81cm" presentation:class="outline" presentation:user-transformed="true">
          <draw:text-box>
            <text:list text:style-name="L3">
              <text:list-header>
                <text:p>Overview</text:p>
                <text:list>
                  <text:list-item>
                    <text:p>Basics</text:p>
                  </text:list-item>
                  <text:list-item>
                    <text:p>Configuration</text:p>
                  </text:list-item>
                  <text:list-item>
                    <text:p>Loaders</text:p>
                  </text:list-item>
                  <text:list-item>
                    <text:p>Plugins</text:p>
                  </text:list-item>
                  <text:list-item>
                    <text:p>Resources</text:p>
                  </text:list-item>
                </text:list>
              </text:list-header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6" draw:text-style-name="P2" draw:layer="layout" svg:width="30.48cm" svg:height="14.657cm" svg:x="2.499cm" svg:y="3.81cm" presentation:class="outline" presentation:user-transformed="true">
          <draw:text-box>
            <text:list text:style-name="L3">
              <text:list-item>
                <text:p text:style-name="P2">Webpack was created to handle the problem of bundling various assets.</text:p>
              </text:list-item>
              <text:list-item>
                <text:p text:style-name="P2">Actually a pipeline/plugin processor.</text:p>
              </text:list-item>
              <text:list-item>
                <text:p text:style-name="P2">Identifies dependencies, converts all assets to JavaScript using loaders, applies plugins at various stages.</text:p>
              </text:list-item>
              <text:list-item>
                <text:p text:style-name="P2">Processing defined by configuration file (or command line, but why?)</text:p>
              </text:list-item>
              <text:list-item>
                <text:p text:style-name="P2">Config file is a Node.js input file that exports a configuration object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Basics</text:p>
          </draw:text-box>
        </draw:frame>
        <draw:frame presentation:style-name="pr7" draw:layer="layout" svg:width="30.48cm" svg:height="12.003cm" svg:x="2.499cm" svg:y="3.81cm" presentation:class="outline">
          <draw:text-box>
            <text:list text:style-name="L3">
              <text:list-item>
                <text:p>node/npm</text:p>
              </text:list-item>
              <text:list-item>
                <text:p>webpack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nfiguration</text:p>
              </text:list-item>
            </text:list>
          </draw:text-box>
        </draw:frame>
        <draw:frame presentation:style-name="pr7" draw:layer="layout" svg:width="30.48cm" svg:height="18.749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most of us will use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devServer: sets properties for webpack-dev-server cli when it is run instead of the webpack cli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7" draw:layer="layout" svg:width="30.48cm" svg:height="13.397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  <text:list>
                  <text:list-item>
                    <text:p>css-loader</text:p>
                  </text:list-item>
                  <text:list-item>
                    <text:p>scss-loader</text:p>
                  </text:list-item>
                  <text:list-item>
                    <text:p>le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  <text:list-item>
                    <text:p>url-load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7" draw:layer="layout" svg:width="30.48cm" svg:height="12.003cm" svg:x="2.499cm" svg:y="3.81cm" presentation:class="outline">
          <draw:text-box>
            <text:p>Common Plugins:</text:p>
            <text:list text:style-name="L3">
              <text:list-item>
                <text:list>
                  <text:list-item>
                    <text:p>html-webpack-plugin</text:p>
                  </text:list-item>
                  <text:list-item>
                    <text:p>webpack.ProviderPlugin</text:p>
                  </text:list-item>
                  <text:list-item>
                    <text:p>extract-text-webpack-plugin</text:p>
                  </text:list-item>
                  <text:list-item>
                    <text:p>clean-webpack-plugin</text:p>
                  </text:list-item>
                  <text:list-item>
                    <text:p>npm-install-webpack-plugin</text:p>
                  </text:list-item>
                  <text:list-item>
                    <text:p>copy-webpack-plugin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7" draw:layer="layout" svg:width="30.48cm" svg:height="12.003cm" svg:x="2.499cm" svg:y="3.81cm" presentation:class="outline" presentation:user-transformed="true">
          <draw:text-box>
            <text:list text:style-name="L4">
              <text:list-item>
                <text:p><text:span text:style-name="T2"><text:a xlink:href="https://webpack.github.io/docs/">https://webpack.github.io/docs/</text:a></text:span></text:p>
              </text:list-item>
              <text:list-item>
                <text:p><text:span text:style-name="T2"><text:a xlink:href="http://survivejs.com/webpack/introduction/">http://survivejs.com/webpack/introduction/</text:a></text:span></text:p>
              </text:list-item>
              <text:list-item>
                <text:p><text:span text:style-name="T2"><text:a xlink:href="https://k94n.com/webpack-ftw">https://k94n.com/webpack-ftw</text:a></text:span></text:p>
              </text:list-item>
              <text:list-item>
                <text:p><text:span text:style-name="T2"><text:a xlink:href="http://www.pshrmn.com/tutorials/#webpack">http://www.pshrmn.com/tutorials/#webpack</text:a></text:span> (best tutorial)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808080" draw:end-color="#ffffff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000000000DC000000DB614DBC5D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gradient" draw:fill-gradient-name="Grison" draw:opacity="90%" draw:fill-image-width="0cm" draw:fill-image-height="0cm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9DT22H34M57S</meta:editing-duration>
    <meta:editing-cycles>47</meta:editing-cycles>
    <dc:date>2016-11-22T12:35:21.18</dc:date>
    <dc:creator>Greg Harley</dc:creator>
    <meta:generator>OpenOffice/4.1.3$Win32 OpenOffice.org_project/413m1$Build-9783</meta:generator>
    <meta:document-statistic meta:object-count="86"/>
  </office:meta>
</office:document-meta>
</file>